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500000265205977496F9769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3.132cm" draw:z-index="0"><draw:image xlink:href="Pictures/100002010000033500000265205977496F9769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https://en.wikipedia.org/wiki/Template:Vocal_and_instrumental_pitch_rang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anFinton </meta:initial-creator>
    <meta:creation-date>2023-05-04T15:38:37.285605353</meta:creation-date>
    <dc:date>2023-05-04T15:39:59.772707070</dc:date>
    <dc:creator>IvanFinton </dc:creator>
    <meta:editing-duration>PT1M23S</meta:editing-duration>
    <meta:editing-cycles>1</meta:editing-cycles>
    <meta:document-statistic meta:table-count="0" meta:image-count="1" meta:object-count="0" meta:page-count="1" meta:paragraph-count="1" meta:word-count="1" meta:character-count="74" meta:non-whitespace-character-count="74"/>
    <meta:generator>LibreOffice/6.4.7.2$Linux_X86_64 LibreOffice_project/40$Build-2</meta:generator>
  </office:meta>
</office:document-meta>
</file>